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5.9.0.0 --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</office:font-face-decls>
  <office:automatic-styles>
    <style:style style:name="P1" style:family="paragraph" style:parent-style-name="Normal" style:master-page-name="Standard">
      <style:paragraph-properties fo:break-before="page"/>
    </style:style>
    <style:style style:name="T1_1" style:family="text">
      <style:text-properties fo:language="en" fo:country="US"/>
    </style:style>
    <style:style style:name="P2" style:family="paragraph" style:parent-style-name="ListParagraph">
      <style:paragraph-properties fo:line-height="100%" fo:margin-bottom="0cm"/>
    </style:style>
    <style:style style:name="T2_1" style:family="text" style:parent-style-name="DefaultParagraphFont">
      <style:text-properties fo:language="en" fo:country="US"/>
    </style:style>
    <style:style style:name="P3" style:family="paragraph" style:parent-style-name="ListParagraph">
      <style:paragraph-properties fo:background-color="#e2efd9" fo:line-height="100%" fo:margin-bottom="0cm"/>
    </style:style>
    <style:style style:name="T3_1" style:family="text" style:parent-style-name="DefaultParagraphFont">
      <style:text-properties fo:language="en" fo:country="US"/>
    </style:style>
    <style:style style:name="P4" style:family="paragraph" style:parent-style-name="ListParagraph">
      <style:paragraph-properties fo:line-height="100%" fo:margin-bottom="0cm"/>
    </style:style>
    <style:style style:name="T4_1" style:family="text" style:parent-style-name="DefaultParagraphFont">
      <style:text-properties fo:language="en" fo:country="US"/>
    </style:style>
    <style:style style:name="P5" style:family="paragraph" style:parent-style-name="ListParagraph">
      <style:paragraph-properties fo:background-color="#e2efd9" fo:line-height="100%" fo:margin-bottom="0cm"/>
    </style:style>
    <style:style style:name="T5_1" style:family="text" style:parent-style-name="DefaultParagraphFont">
      <style:text-properties fo:language="en" fo:country="US"/>
    </style:style>
    <style:style style:name="P6" style:family="paragraph" style:parent-style-name="Normal"/>
  </office:automatic-styles>
  <office:body>
    <office:text>
      <text:p text:style-name="P1"><text:span text:style-name="T1_1">We<text:s/>provide<text:s/>support<text:s/>for<text:s/>the<text:s/>following<text:s/>products:</text:span></text:p>
      <text:list text:style-name="LS2" xml:id="list0">
        <text:list-item>
          <text:p text:style-name="P2"><text:span text:style-name="T2_1">Lumia<text:s/>525</text:span></text:p>
        </text:list-item>
        <text:list-item>
          <text:p text:style-name="P3"><text:span text:style-name="T3_1">Lenovo<text:s/>G50</text:span></text:p>
        </text:list-item>
        <text:list-item>
          <text:p text:style-name="P4"><text:span text:style-name="T4_1">Pavilion<text:s/>G6</text:span></text:p>
        </text:list-item>
        <text:list-item>
          <text:p text:style-name="P5"><text:span text:style-name="T5_1">Nexus<text:s/>5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</office:font-face-decls>
  <office:styles>
    <style:default-style style:family="paragraph">
      <style:paragraph-properties style:text-autospace="ideograph-alpha" fo:text-align="left" fo:break-before="auto" fo:line-height="107%" fo:orphans="2" fo:widows="2" style:writing-mode="lr-tb" text:number-lines="true" style:snap-to-layout-grid="true" style:tab-stop-distance="1.249cm"/>
      <style:text-properties fo:letter-spacing="0cm" style:text-scale="100%" style:use-window-font-color="true" style:text-position="0% 100%" fo:font-style="normal" style:font-style-asian="normal" style:font-style-complex="normal" style:font-name="Calibri" fo:font-size="11pt" style:font-name-asian="Calibri" style:font-size-asian="11pt" style:font-name-complex="Arial" style:font-size-complex="11pt" fo:language="ru" fo:language-asian="en" fo:language-complex="ar" fo:country="RU" fo:country-asian="US" fo:country-complex="SA" fo:font-weight="normal" style:font-weight-asian="normal" style:font-weight-complex="normal" fo:hyphenate="tru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break-before="auto" fo:line-height="107%" fo:margin-bottom="0.282cm" fo:orphans="2" fo:widows="2" style:writing-mode="lr-tb" text:number-lines="true" style:snap-to-layout-grid="true" fo:hyphenation-ladder-count="no-limit"/>
      <style:text-properties fo:letter-spacing="0cm" style:text-scale="100%" style:text-position="0% 100%" fo:font-style="normal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DefaultParagraphFont" style:family="text"/>
    <style:style style:name="ListParagraph" style:family="paragraph" style:parent-style-name="Normal">
      <style:paragraph-properties fo:margin-left="1.27cm" fo:hyphenation-ladder-count="no-limit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Level2" style:num-suffix="." text:level="3">
        <style:list-level-properties text:min-label-width="0.318cm" text:min-label-distance="0cm" fo:text-align="end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Level5" style:num-suffix="." text:level="6">
        <style:list-level-properties text:min-label-width="0.318cm" text:min-label-distance="0cm" fo:text-align="end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Level8" style:num-suffix="." text:level="9">
        <style:list-level-properties text:min-label-width="0.318cm" text:min-label-distance="0cm" fo:text-align="end"/>
      </text:list-level-style-number>
    </text:list-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2Level2" style:num-suffix="." text:level="3">
        <style:list-level-properties text:min-label-width="0.318cm" text:min-label-distance="0cm" fo:text-align="end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2Level5" style:num-suffix="." text:level="6">
        <style:list-level-properties text:min-label-width="0.318cm" text:min-label-distance="0cm" fo:text-align="end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2Level8" style:num-suffix="." text:level="9">
        <style:list-level-properties text:min-label-width="0.318cm" text:min-label-distance="0cm" fo:text-align="end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cm" fo:padding-bottom="0cm" fo:margin-bottom="2cm" fo:padding-left="0cm" fo:margin-left="3cm" fo:padding-right="0cm" fo:margin-right="1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5.9.0.0</meta:generator>
    <dc:title/>
    <meta:initial-creator>Иван</meta:initial-creator>
    <meta:creation-date>2015-12-14T07:05:00</meta:creation-date>
    <dc:creator>USMAN</dc:creator>
    <dc:date>2015-12-14T07:05:00</dc:date>
    <meta:editing-cycles>2</meta:editing-cycles>
    <meta:document-statistic meta:page-count="1" meta:paragraph-count="1" meta:row-count="1" meta:word-count="24" meta:character-count="162" meta:non-whitespace-character-count="139"/>
  </office:meta>
</office:document-meta>
</file>